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3.2.2.oxt&#13;Update file created : curly_en-GB.update.xml&#13;&#13;26.10.2021 13:07:1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3.2.2.oxt&#13;Update file created : curly_en-GB-A.update.xml&#13;&#13;26.10.2021 13:07: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3.2.2.oxt&#13;Update file created : curly_en-GB-L.update.xml&#13;&#13;26.10.2021 13:07:3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74269114475352058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370246904765408847" text:style-name="L2">
        <text:list-item>
          <text:p text:style-name="P49">Version 2.1.2 :</text:p>
        </text:list-item>
      </text:list>
      <text:list xml:id="list1986365365797313544" text:style-name="L3">
        <text:list-item>
          <text:list>
            <text:list-item>
              <text:p text:style-name="P50">Localized help : resolved non-functional hyperlink due to API incompatibility introduced by Apache OpenOffice 4.1 (and LibreOffice 4.0).</text:p>
            </text:list-item>
          </text:list>
        </text:list-item>
      </text:list>
      <text:list xml:id="list33313266" text:continue-list="list6370246904765408847" text:style-name="L2">
        <text:list-item>
          <text:p text:style-name="P49">Version 2.1.1 :</text:p>
        </text:list-item>
      </text:list>
      <text:list xml:id="list287283553265596690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3297502" text:continue-list="list33313266" text:style-name="L2">
        <text:list-item>
          <text:p text:style-name="P49">Version 2.1.0 :</text:p>
        </text:list-item>
      </text:list>
      <text:list xml:id="list313443129941265784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3288972" text:continue-list="list33297502" text:style-name="L2">
        <text:list-item>
          <text:p text:style-name="P49">Version 2.0.0 :</text:p>
        </text:list-item>
      </text:list>
      <text:list xml:id="list533027589375697884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3289120" text:continue-list="list33288972" text:style-name="L2">
        <text:list-item>
          <text:p text:style-name="P49">Version 1.5.3 :</text:p>
        </text:list-item>
      </text:list>
      <text:list xml:id="list2457941775778574077"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92934212703798486"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600890829903574684"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6402824932153011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24801154321917418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75320537152737228"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83876781729605149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20198383776907585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79122426343979111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72925373455920972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437907890172809370" text:style-name="L17">
        <text:list-item>
          <text:p text:style-name="P64">Arg1 : <text:span text:style-name="InstructionMacro">String</text:span> : mandatory, type of control used for the button</text:p>
        </text:list-item>
      </text:list>
      <text:list xml:id="list88437450860768201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6073950781050158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9520729329906171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80467707095812607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40753944062883797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126947433303612003"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89133333579678555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2808560342651228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63203561132591222"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4567547138536963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933034188784696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18330269514028024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8447448956894805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6342276829383983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6748558568778863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8769314642163460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52867510003118392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968856356434044299"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816306250582208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85904375066950822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1647501001382628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304796"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56509963456539384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1401989977254361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59665719004241458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8</dc:date>
     <text:p>internal</text:p>
     <text:p>Page2</text:p>
     <text:p/>
    </office:annotation>Paragraph styles</text:p>
      <text:p text:style-name="P28"><office:annotation>
     <dc:creator>BM</dc:creator>
     <dc:date>2008-03-13T00:00:00.58</dc:date>
     <text:p>internal</text:p>
     <text:p>Page7</text:p>
     <text:p/>
    </office:annotation>Hyperlinks</text:p>
      <text:p text:style-name="hlp_5f_paragraph"><text:span text:style-name="T14"><office:annotation>
      <dc:creator>BM</dc:creator>
      <dc:date>2008-03-13T00:00:00.58</dc:date>
      <text:p>internal</text:p>
      <text:p>Page3</text:p>
      <text:p/>
     </office:annotation></text:span><text:span text:style-name="T14">Text formatting</text:span></text:p>
      <text:p text:style-name="P28"><office:annotation>
     <dc:creator>BM</dc:creator>
     <dc:date>2008-03-26T00:00:00.5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5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9</dc:date>
     <text:p>external</text:p>
     <text:p>text/swriter/main0210.xhp</text:p>
     <text:p/>
    </office:annotation><text:span text:style-name="T14">Preview topic</text:span> </text:p>
      <text:p text:style-name="hlp_5f_paragraph">This hyperlink displays <text:s/><office:annotation>
     <dc:creator>BM</dc:creator>
     <dc:date>2008-03-15T00:00:00.5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308406" text:continue-list="list8781630625058220870"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3291948" text:continue-list="list333047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0</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60</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60</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3297179" text:continue-list="list33308406"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3285841" text:continue-list="list33297179"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en-GB: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3314201" text:continue-list="list33291948"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3305784"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3298796"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3298391"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text:soft-page-break/>black.</text:p>
        </text:list-item>
      </text:list>
      <text:p text:style-name="hlp_5f_head3"><text:bookmark text:name="other-languages"/>Other languages</text:p>
      <text:list xml:id="list33308395"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3303268" text:continue-list="list33285841"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en-GB: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3303246" text:continue-list="list33308395"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3286462"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3298009"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3303795"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text:soft-page-break/>document est réglée sur le noir.</text:p>
        </text:list-item>
      </text:list>
      <text:p text:style-name="hlp_5f_head3"><text:bookmark text:name="autres-langues"/>Autres langues</text:p>
      <text:list xml:id="list33311187"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3284575" text:continue-list="list33303268"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en-GB: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3315757" text:continue-list="list33311187"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3308323"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3301006"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3299092"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text:soft-page-break/>Andere Sprachen</text:p>
      <text:list xml:id="list33304994"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3.2.2")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en-GB/master/", "https://raw.githubusercontent.com/peter88213/curly-en-GB/master/")
  endUpdateInformation
 
endDescription  


beginAnnexes 
  useLibrary("Basic", "curly_en-GB/")
endAnnexes


beginAddonUI

  beginOfficeHelp
	   beginTitles()
	  	setTitle("curly en-GB Help", "en")
      endTitles
      setURL("Basic", "curly_en-GB", "help", "show_help")
  endOfficeHelp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